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76df99" officeooo:paragraph-rsid="0076df99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2ee" officeooo:paragraph-rsid="006fb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110" officeooo:paragraph-rsid="00738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657d" officeooo:paragraph-rsid="00816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officeooo:paragraph-rsid="00238b9e"/>
    </style:style>
    <style:style style:name="P43" style:family="paragraph" style:parent-style-name="Heading_20_1">
      <style:text-properties officeooo:rsid="001deb6a" officeooo:paragraph-rsid="001deb6a"/>
    </style:style>
    <style:style style:name="P44" style:family="paragraph" style:parent-style-name="Heading_20_1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2175891" text:style-name="Outline">
        <text:list-item>
          <text:h text:style-name="P45" text:outline-level="1">Link</text:h>
        </text:list-item>
        <text:list-item>
          <text:h text:style-name="P43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Tema</text:p>
          </table:table-cell>
          <table:table-cell table:style-name="Table1.B1" office:value-type="string">
            <text:p text:style-name="P36">Link</text:p>
          </table:table-cell>
        </table:table-row>
        <table:table-row>
          <table:table-cell table:style-name="Table1.A2" office:value-type="string">
            <text:p text:style-name="P41">###</text:p>
          </table:table-cell>
          <table:table-cell table:style-name="Table1.B2" office:value-type="string">
            <text:p text:style-name="P2"><text:a xlink:type="simple" xlink:href="https://awesomeopensource.com/project/Solido/awesome-flutter" text:style-name="Internet_20_link" text:visited-style-name="Visited_20_Internet_20_Link">https://awesomeopensource.com/project/Solido/awesome-flutter</text:a></text:p>
          </table:table-cell>
        </table:table-row>
        <table:table-row>
          <table:table-cell table:style-name="Table1.A2" office:value-type="string">
            <text:p text:style-name="P31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5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35">api</text:p>
          </table:table-cell>
          <table:table-cell table:style-name="Table1.B2" office:value-type="string">
            <text:p text:style-name="P2"><text:a xlink:type="simple" xlink:href="https://medium.com/@rody.davis.jr/host-your-flutter-project-as-a-rest-api-751b8301f71f" text:style-name="Internet_20_link" text:visited-style-name="Visited_20_Internet_20_Link">https://medium.com/@rody.davis.jr/host-your-flutter-project-as-a-rest-api-751b8301f71f</text:a></text:p>
          </table:table-cell>
        </table:table-row>
        <table:table-row>
          <table:table-cell table:style-name="Table1.A2" office:value-type="string">
            <text:p text:style-name="P23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7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  <text:p text:style-name="P5"/>
            <text:p text:style-name="P5"><text:a xlink:type="simple" xlink:href="https://medium.com/@abeythilakeudara3/firebase-authentication-with-flutter-d403bf39a029" text:style-name="Internet_20_link" text:visited-style-name="Visited_20_Internet_20_Link">https://medium.com/@abeythilakeudara3/firebase-authentication-with-flutter-d403bf39a029</text:a></text:p>
            <text:p text:style-name="P5"/>
            <text:p text:style-name="P5"><text:a xlink:type="simple" xlink:href="https://medium.com/better-programming/simple-firebase-login-flow-in-flutter-6f44c2b5c58a" text:style-name="Internet_20_link" text:visited-style-name="Visited_20_Internet_20_Link">https://medium.com/better-programming/simple-firebase-login-flow-in-flutter-6f44c2b5c58a</text:a></text:p>
            <text:p text:style-name="P5"/>
            <text:p text:style-name="P5"><text:a xlink:type="simple" xlink:href="https://heartbeat.fritz.ai/firebase-user-authentication-in-flutter-1635fb175675" text:style-name="Internet_20_link" text:visited-style-name="Visited_20_Internet_20_Link">https://heartbeat.fritz.ai/firebase-user-authentication-in-flutter-1635fb175675</text:a></text:p>
            <text:p text:style-name="P5"/>
            <text:p text:style-name="P5"><text:soft-page-break/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6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  <text:p text:style-name="P3"><text:a xlink:type="simple" xlink:href="https://simpleactivity435203168.wordpress.com/2019/10/05/firebase-authentication-with-flutter/" text:style-name="Internet_20_link" text:visited-style-name="Visited_20_Internet_20_Link">https://simpleactivity435203168.wordpress.com/2019/10/05/firebase-authentication-with-flutter/</text:a></text:p>
          </table:table-cell>
        </table:table-row>
        <table:table-row>
          <table:table-cell table:style-name="Table1.A2" office:value-type="string">
            <text:p text:style-name="P34">ci/cd</text:p>
          </table:table-cell>
          <table:table-cell table:style-name="Table1.B2" office:value-type="string">
            <text:p text:style-name="P14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  <text:p text:style-name="P14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</table:table-cell>
        </table:table-row>
        <table:table-row>
          <table:table-cell table:style-name="Table1.A2" office:value-type="string">
            <text:p text:style-name="P30">Constructores</text:p>
          </table:table-cell>
          <table:table-cell table:style-name="Table1.B2" office:value-type="string">
            <text:p text:style-name="P14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7">Diseño</text:p>
          </table:table-cell>
          <table:table-cell table:style-name="Table1.B2" office:value-type="string">
            <text:p text:style-name="P14"><text:a xlink:type="simple" xlink:href="https://giphy.com/" text:style-name="Internet_20_link" text:visited-style-name="Visited_20_Internet_20_Link">https://giphy.com</text:a></text:p>
            <text:p text:style-name="P29">Gif gratis</text:p>
          </table:table-cell>
        </table:table-row>
        <table:table-row>
          <table:covered-table-cell/>
          <table:table-cell table:style-name="Table1.B2" office:value-type="string">
            <text:p text:style-name="P15"><text:a xlink:type="simple" xlink:href="https://www.youtube.com/watch?v=mmjLcW68w24" text:style-name="Internet_20_link" text:visited-style-name="Visited_20_Internet_20_Link">https://www.youtube.com/watch?v=mmjLcW68w24</text:a></text:p>
            <text:p text:style-name="P29">Curso de makup del profe</text:p>
            <text:p text:style-name="P29"><text:a xlink:type="simple" xlink:href="https://www.youtube.com/watch?v=hpjBsDeST-g" text:style-name="Internet_20_link" text:visited-style-name="Visited_20_Internet_20_Link">https://www.youtube.com/watch?v=hpjBsDeST-g</text:a></text:p>
            <text:p text:style-name="P33"><text:soft-page-break/>juatinMind</text:p>
          </table:table-cell>
        </table:table-row>
        <table:table-row>
          <table:table-cell table:style-name="Table1.A2" table:number-rows-spanned="2" office:value-type="string">
            <text:p text:style-name="P27"/>
          </table:table-cell>
          <table:table-cell table:style-name="Table1.B2" office:value-type="string">
            <text:p text:style-name="P15"><text:a xlink:type="simple" xlink:href="https://rxlabz.github.io/panache_web/" text:style-name="Internet_20_link" text:visited-style-name="Visited_20_Internet_20_Link">https://rxlabz.github.io/panache_web/</text:a></text:p>
            <text:p text:style-name="P29">Manejo de Themes</text:p>
          </table:table-cell>
        </table:table-row>
        <table:table-row>
          <table:covered-table-cell/>
          <table:table-cell table:style-name="Table1.B2" office:value-type="string">
            <text:p text:style-name="P15"><text:a xlink:type="simple" xlink:href="https://pixabay.com/es/" text:style-name="Internet_20_link" text:visited-style-name="Visited_20_Internet_20_Link">https://pixabay.com/es/</text:a></text:p>
            <text:p text:style-name="P38">Imágenes y videos gratis</text:p>
            <text:p text:style-name="P39"><text:a xlink:type="simple" xlink:href="https://www.draw.io/" text:style-name="Internet_20_link" text:visited-style-name="Visited_20_Internet_20_Link"><text:span text:style-name="T5">https://www.draw.io/</text:span></text:a></text:p>
            <text:list xml:id="list84525331030394" text:continue-numbering="true" text:style-name="Outline">
              <text:list-item>
                <text:h text:style-name="P44" text:outline-level="1">Gravit, diseño online profesional para todos los públicos</text:h>
              </text:list-item>
            </text:list>
            <text:p text:style-name="P40"/>
            <text:p text:style-name="P29"><text:a xlink:type="simple" xlink:href="http://wiki.c2.com/?GuiPrototypingTools" text:style-name="Internet_20_link" text:visited-style-name="Visited_20_Internet_20_Link">http://wiki.c2.com/?GuiPrototypingTools</text:a></text:p>
          </table:table-cell>
        </table:table-row>
        <table:table-row>
          <table:table-cell table:style-name="Table1.A2" office:value-type="string">
            <text:p text:style-name="P14">Flutter textos</text:p>
          </table:table-cell>
          <table:table-cell table:style-name="Table1.B2" office:value-type="string">
            <text:p text:style-name="P14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6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37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9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8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8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2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4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3" office:value-type="string">
            <text:p text:style-name="P20">Redes proxy</text:p>
          </table:table-cell>
          <table:table-cell table:style-name="Table1.B23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20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</text:a><text:soft-page-break/><text:a xlink:type="simple" xlink:href="https://medium.com/better-programming/flutter-how-to-save-objects-in-sharedpreferences-b7880d0ee2e4" text:style-name="Internet_20_link" text:visited-style-name="Visited_20_Internet_20_Link">objects-in-sharedpreferences-b7880d0ee2e4</text:a></text:p>
          </table:table-cell>
        </table:table-row>
        <table:table-row>
          <table:table-cell table:style-name="Table1.A2" office:value-type="string">
            <text:p text:style-name="P21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2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  <table:table-row>
          <table:table-cell table:style-name="Table1.A2" office:value-type="string">
            <text:p text:style-name="Standard">tar: Failed to set default locale</text:p>
            <text:p text:style-name="P32"/>
          </table:table-cell>
          <table:table-cell table:style-name="Table1.B2" office:value-type="string">
            <text:p text:style-name="P11">defaults write org.R-project.R force.LANG en_US.UTF-8</text:p>
          </table:table-cell>
        </table:table-row>
        <table:table-row>
          <table:table-cell table:style-name="Table1.A2" office:value-type="string">
            <text:p text:style-name="P12">uis</text:p>
          </table:table-cell>
          <table:table-cell table:style-name="Table1.B2" office:value-type="string">
            <text:p text:style-name="P11"><text:a xlink:type="simple" xlink:href="https://medium.com/flutter-community/master-flutter-essentials-intensify-powerful-uis-d2e2aa6c79b8" text:style-name="Internet_20_link" text:visited-style-name="Visited_20_Internet_20_Link">https://medium.com/flutter-community/master-flutter-essentials-intensify-powerful-uis-d2e2aa6c79b8</text:a></text:p>
          </table:table-cell>
        </table:table-row>
      </table:table>
      <text:p text:style-name="Standard"/>
      <text:p text:style-name="Standard"/>
      <text:p text:style-name="Standard"/>
      <text:p text:style-name="Standard"><text:a xlink:type="simple" xlink:href="https://blog.codemagic.io/firebase-authentication-google-sign-in-using-flutter/" text:style-name="Internet_20_link" text:visited-style-name="Visited_20_Internet_20_Link">https://blog.codemagic.io/firebase-authentication-google-sign-in-using-flutte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8</meta:editing-cycles>
    <meta:creation-date>2019-09-07T21:21:03.876791480</meta:creation-date>
    <meta:editing-duration>P1DT21H3M29S</meta:editing-duration>
    <meta:generator>LibreOffice/6.2.7.1$MacOSX_X86_64 LibreOffice_project/23edc44b61b830b7d749943e020e96f5a7df63bf</meta:generator>
    <dc:date>2019-10-31T08:45:24.180244212</dc:date>
    <meta:document-statistic meta:table-count="1" meta:image-count="0" meta:object-count="0" meta:page-count="5" meta:paragraph-count="92" meta:word-count="142" meta:character-count="3797" meta:non-whitespace-character-count="37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